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b63" officeooo:paragraph-rsid="001cfb63"/>
    </style:style>
    <style:style style:name="P2" style:family="paragraph" style:parent-style-name="Standard">
      <style:text-properties officeooo:rsid="001cfb63" officeooo:paragraph-rsid="001cfb63"/>
    </style:style>
    <style:style style:name="P3" style:family="paragraph" style:parent-style-name="Standard">
      <style:text-properties officeooo:rsid="001d314c" officeooo:paragraph-rsid="001d314c"/>
    </style:style>
    <style:style style:name="P4" style:family="paragraph" style:parent-style-name="Standard">
      <style:text-properties officeooo:paragraph-rsid="001d314c"/>
    </style:style>
    <style:style style:name="P5" style:family="paragraph" style:parent-style-name="Standard">
      <style:text-properties officeooo:rsid="001f0505" officeooo:paragraph-rsid="001f0505"/>
    </style:style>
    <style:style style:name="P6" style:family="paragraph" style:parent-style-name="Standard">
      <style:text-properties fo:font-weight="bold" officeooo:rsid="001f0505" officeooo:paragraph-rsid="001f0505" style:font-weight-asian="bold" style:font-weight-complex="bold"/>
    </style:style>
    <style:style style:name="T1" style:family="text">
      <style:text-properties officeooo:rsid="001d314c"/>
    </style:style>
    <style:style style:name="T2" style:family="text">
      <style:text-properties fo:font-weight="bold" officeooo:rsid="001f050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314c" style:font-weight-asian="normal" style:font-weight-complex="normal"/>
    </style:style>
    <style:style style:name="T5" style:family="text">
      <style:text-properties fo:font-weight="normal" officeooo:rsid="001f0505" style:font-weight-asian="normal" style:font-weight-complex="normal"/>
    </style:style>
    <style:style style:name="T6" style:family="text">
      <style:text-properties officeooo:rsid="001f05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 : contexte du projet, demandes faites cahier des charges</text:p>
      <text:p text:style-name="P1">Part 1 :Organisation, repartition des taches etc...</text:p>
      <text:p text:style-name="P1">Part2 : Moteur = traitement des fichiers(differences) + uml</text:p>
      <text:p text:style-name="P1">Part3 : GUI=conception+ utilisation(fonctionement) +uml</text:p>
      <text:p text:style-name="P1">Conclusion : Reussites et méliorations possibles</text:p>
      <text:p text:style-name="P1"/>
      <text:p text:style-name="P3">1 Introduction</text:p>
      <text:p text:style-name="P3">1.1 Contexte du Projet</text:p>
      <text:p text:style-name="P3"/>
      <text:p text:style-name="P4"><text:span text:style-name="T1"><text:tab/>Ceci est le rapport de projet effectué dans le cadre de l’UE Programmation Orienté Objet au sei de l’université de Cergy-Pontoise. Le principe du projet est très simple :</text:span><text:span text:style-name="T4"> </text:span><text:span text:style-name="T3">créer une petite application permettant de manipuler, dans une première phase, des cartes de visites (virtual card) au format numérique et dans un second temps des événements d’agenda (rendez-vous, tâche à réaliser, etc.). </text:span></text:p>
      <text:p text:style-name="P4"><text:span text:style-name="T3"/></text:p>
      <text:p text:style-name="P4"><text:span text:style-name="T3"><text:tab/></text:span><text:span text:style-name="T2">Fonctionnalités <text:s text:c="2"/></text:span><text:span text:style-name="T5">Le programme permet :</text:span></text:p>
      <text:p text:style-name="P4"><text:span text:style-name="T5">- D’extraire des informations à partir d’un fichier carte de visite (.vcf) ou d’un fichier calendrier (.ics)</text:span></text:p>
      <text:p text:style-name="P4"><text:span text:style-name="T5">- D’afficher, de modifier et de sauvegarder les informations dans une interface graphique</text:span></text:p>
      <text:p text:style-name="P4"><text:span text:style-name="T5"/></text:p>
      <text:p text:style-name="P4"><text:span text:style-name="T5"/></text:p>
      <text:p text:style-name="P6">Outils de développement <text:s text:c="2"/><text:span text:style-name="T3">Le projet a été créé grâce à :</text:span></text:p>
      <text:p text:style-name="P6"><text:span text:style-name="T3">- Eclipse</text:span></text:p>
      <text:p text:style-name="P6"><text:span text:style-name="T3">- GitHub</text:span></text:p>
      <text:p text:style-name="P6"><text:span text:style-name="T3">- Swing</text:span></text:p>
      <text:p text:style-name="P6"><text:span text:style-name="T3">- Dia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5"><text:span text:style-name="T3">1.2 Cahier des charges</text:span></text:p>
      <text:p text:style-name="P5"><text:span text:style-name="T3"/></text:p>
      <text:p text:style-name="P5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3:01:25.662194509</meta:creation-date>
    <dc:date>2018-12-27T03:17:46.365000000</dc:date>
    <meta:editing-duration>PT44M42S</meta:editing-duration>
    <meta:editing-cycles>2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8" meta:word-count="163" meta:character-count="1051" meta:non-whitespace-character-count="897"/>
  </office:meta>
</office:document-meta>
</file>